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B5000000DD6F9625A157D04A6E.png" manifest:media-type="image/png"/>
  <manifest:file-entry manifest:full-path="Pictures/1000000100000300000001BF4DD43FD93EF909D3.png" manifest:media-type="image/png"/>
  <manifest:file-entry manifest:full-path="Pictures/10000001000004B0000004B027D4B5FDBEEDF959.png" manifest:media-type="image/png"/>
  <manifest:file-entry manifest:full-path="Pictures/1000000100000300000001BF19F16B08B0936A01.png" manifest:media-type="image/png"/>
  <manifest:file-entry manifest:full-path="Pictures/10000001000002BC000002FF951CA91DC302B3AB.png" manifest:media-type="image/png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104000000C09B22987EBE4FEC0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6.8cm" fo:min-width="1.6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893cm" fo:min-width="6.88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30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17cm" fo:min-width="6.84cm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14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objectwithoutfill">
      <style:graphic-properties svg:stroke-color="#ff8034" draw:marker-start="Arrow" draw:marker-start-width="0.1cm" draw:marker-end="Arrow" draw:marker-end-width="0.1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75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1.465cm" fo:padding-top="0.125cm" fo:padding-bottom="0.125cm" fo:padding-left="0.25cm" fo:padding-right="0.25cm" loext:decorative="false"/>
    </style:style>
    <style:style style:name="gr1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26cm" fo:min-width="1.465cm" fo:padding-top="0.125cm" fo:padding-bottom="0.125cm" fo:padding-left="0.25cm" fo:padding-right="0.2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width="true" fo:min-height="0.959cm" fo:min-width="1.28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959cm" fo:min-width="1.36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024cm" fo:min-width="1.424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width="true" fo:min-height="0.781cm" fo:min-width="1.36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4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width="true" fo:min-height="0.451cm" fo:min-width="0.62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358cm" fo:min-width="1.47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objectwithoutfill">
      <style:graphic-properties svg:stroke-color="#77bc1f" draw:marker-start="Arrow" draw:marker-start-width="0.1cm" draw:marker-end="Arrow" draw:marker-end-width="0.1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1.50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29cm" fo:min-width="1.363cm" fo:padding-top="0.125cm" fo:padding-bottom="0.125cm" fo:padding-left="0.25cm" fo:padding-right="0.25cm" loext:decorative="false"/>
    </style:style>
    <style:style style:name="gr30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3cm" fo:min-width="1.363cm" fo:padding-top="0.125cm" fo:padding-bottom="0.125cm" fo:padding-left="0.25cm" fo:padding-right="0.25cm" loext:decorative="false"/>
    </style:style>
    <style:style style:name="gr31" style:family="graphic" style:parent-style-name="objectwithoutfill">
      <style:graphic-properties svg:stroke-color="#4681cf" draw:marker-start="Arrow" draw:marker-start-width="0.1cm" draw:marker-end="Arrow" draw:marker-end-width="0.1cm" draw:fill="none" draw:textarea-vertical-align="middle" loext:decorative="false"/>
    </style:style>
    <style:style style:name="gr32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688cm" fo:min-width="1.363cm" fo:padding-top="0.125cm" fo:padding-bottom="0.125cm" fo:padding-left="0.25cm" fo:padding-right="0.25cm" loext:decorative="false"/>
    </style:style>
    <style:style style:name="gr3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196cm" fo:min-width="1.366cm" fo:padding-top="0.125cm" fo:padding-bottom="0.125cm" fo:padding-left="0.25cm" fo:padding-right="0.25cm" loext:decorative="fals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451cm" fo:min-width="1.216cm" fo:padding-top="0.125cm" fo:padding-bottom="0.125cm" fo:padding-left="0.25cm" fo:padding-right="0.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width="true" fo:min-height="0.577cm" fo:min-width="1.12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objectwithoutfill">
      <style:graphic-properties svg:stroke-color="#4681cf" draw:marker-end="Circle" draw:marker-end-width="0.2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4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1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>
      <style:graphic-properties style:writing-mode="lr-tb" loext:decorative="false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width="true" fo:min-height="1.45cm" fo:min-width="3.58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944cm" fo:min-width="3.364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45" style:family="graphic" style:parent-style-name="objectwithoutfill">
      <style:graphic-properties svg:stroke-width="0.05cm" svg:stroke-color="#4681cf" draw:marker-start-width="0.455cm" draw:marker-end="Circle" draw:marker-end-width="0.2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6" style:family="graphic" style:parent-style-name="standard">
      <style:graphic-properties draw:stroke="none" svg:stroke-width="0.07cm" svg:stroke-color="#ffffff" draw:marker-start-width="0.215cm" draw:marker-end-width="0.215cm" draw:fill="solid" draw:fill-color="#77bc1f" draw:gradient-step-count="0" draw:textarea-horizontal-align="justify" draw:textarea-vertical-align="middle" draw:auto-grow-height="false" fo:min-height="0.902cm" fo:min-width="3.252cm" fo:padding-top="0.16cm" fo:padding-bottom="0.16cm" fo:padding-left="0.285cm" fo:padding-right="0.285cm" draw:shadow="visible" draw:shadow-offset-x="0.1cm" draw:shadow-offset-y="0.1cm" draw:shadow-color="#dcdcdc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5cm" svg:stroke-color="#ffffff" draw:marker-start-width="0.18cm" draw:marker-end-width="0.18cm" draw:fill="none" draw:fill-color="#ffc165" draw:gradient-step-count="0" draw:textarea-horizontal-align="justify" draw:textarea-vertical-align="middle" draw:auto-grow-height="false" fo:min-height="0.572cm" fo:min-width="2.922cm" fo:padding-top="0.15cm" fo:padding-bottom="0.15cm" fo:padding-left="0.275cm" fo:padding-right="0.275cm" loext:decorative="false"/>
    </style:style>
    <style:style style:name="gr48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4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50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1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5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5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5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57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62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ffffff"/>
      <style:text-properties fo:color="#ff8034" loext:opacity="100%" style:font-name="Open Sans" fo:font-size="10pt" fo:font-weight="normal" style:font-size-asian="14pt" style:font-weight-asian="normal" style:font-size-complex="14pt" style:font-weight-complex="normal"/>
    </style:style>
    <style:style style:name="P4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5" style:family="paragraph">
      <loext:graphic-properties draw:fill="none" draw:fill-color="#ffffff"/>
      <style:text-properties fo:color="#77bc1f" loext:opacity="100%" style:font-name="Open Sans" fo:font-size="10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8" style:family="paragraph">
      <loext:graphic-properties draw:fill="none" draw:fill-color="#ffffff"/>
      <style:text-properties fo:color="#77bc1f" loext:opacity="100%" style:font-name="Open Sans" fo:font-size="6pt" fo:font-weight="normal" style:font-size-asian="6pt" style:font-weight-asian="normal" style:font-size-complex="6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6pt" fo:font-weight="normal" style:font-size-asian="6pt" style:font-weight-asian="normal" style:font-size-complex="6pt" style:font-weight-complex="normal"/>
    </style:style>
    <style:style style:name="P10" style:family="paragraph">
      <loext:graphic-properties draw:fill="none" draw:fill-color="#ffffff"/>
      <style:text-properties fo:color="#4681cf" loext:opacity="100%" style:font-name="Open Sans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15" style:family="paragraph">
      <style:paragraph-properties fo:text-align="center" style:writing-mode="lr-tb"/>
      <style:text-properties fo:color="#ffffff" loext:opacity="100%" style:font-name="Open Sans" fo:font-size="16pt" style:font-size-asian="16pt" style:font-size-complex="16pt"/>
    </style:style>
    <style:style style:name="P16" style:family="paragraph">
      <loext:graphic-properties draw:fill="solid" draw:fill-color="#77bc1f" draw:gradient-step-count="0"/>
      <style:paragraph-properties fo:text-align="center" style:writing-mode="lr-tb"/>
      <style:text-properties fo:color="#ffffff" loext:opacity="100%" style:font-name="Open Sans" fo:font-size="16pt" style:font-size-asian="16pt" style:font-size-complex="16pt"/>
    </style:style>
    <style:style style:name="P17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16pt" style:font-size-asian="16pt" style:font-size-complex="16pt"/>
    </style:style>
    <style:style style:name="P18" style:family="paragraph">
      <style:text-properties fo:color="#000000" loext:opacity="100%" fo:font-size="4pt" style:font-size-asian="4pt" style:font-size-complex="4pt"/>
    </style:style>
    <style:style style:name="P19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20" style:family="paragraph">
      <style:paragraph-properties fo:margin-left="0cm" fo:margin-right="0cm" fo:margin-top="0.2cm" fo:margin-bottom="0.2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ff8034" loext:opacity="100%" style:font-name="Open Sans" fo:font-size="10pt" fo:font-weight="normal" style:font-size-asian="14pt" style:font-weight-asian="normal" style:font-size-complex="14pt" style:font-weight-complex="normal"/>
    </style:style>
    <style:style style:name="T3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77bc1f" loext:opacity="100%" style:font-name="Open Sans"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77bc1f" loext:opacity="100%" style:font-name="Open Sans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4681cf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4681cf" loext:opacity="100%" style:font-name="Open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loext:opacity="100%" style:font-name="Open Sans" fo:font-size="16pt" style:font-size-asian="16pt" style:font-size-complex="16pt"/>
    </style:style>
    <style:style style:name="T1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14" style:family="text"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1cm" svg:height="7.05cm" svg:x="14.462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385cm" svg:height="1.143cm" svg:x="1.489cm" svg:y="16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271cm" svg:height="0.695cm" svg:x="1.841cm" svg:y="2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75cm" svg:height="0.48cm" svg:x="1.838cm" svg:y="1.521cm">
          <draw:text-box>
            <text:p><text:span text:style-name="T1">layout(1,3)</text:span></text:p>
          </draw:text-box>
        </draw:frame>
        <draw:custom-shape draw:style-name="gr5" draw:text-style-name="P1" draw:layer="layout" svg:width="9.43cm" svg:height="5.856cm" svg:x="1.762cm" svg:y="2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309cm" svg:height="0.481cm" svg:x="1.724cm" svg:y="16.334cm">
          <draw:text-box>
            <text:p><text:span text:style-name="T2">i_sliders(3,3)</text:span></text:p>
          </draw:text-box>
        </draw:frame>
        <draw:custom-shape draw:style-name="gr7" draw:text-style-name="P1" draw:layer="layout" svg:width="7.34cm" svg:height="2.667cm" svg:x="1.496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882cm" svg:height="0.481cm" svg:x="2.077cm" svg:y="2.165cm">
          <draw:text-box>
            <text:p><text:span text:style-name="T3">control_layout</text:span></text:p>
          </draw:text-box>
        </draw:frame>
        <draw:frame draw:style-name="gr9" draw:text-style-name="P5" draw:layer="layout" svg:width="1.142cm" svg:height="0.481cm" svg:x="1.825cm" svg:y="13.436cm">
          <draw:text-box>
            <text:p><text:span text:style-name="T4">view2</text:span></text:p>
          </draw:text-box>
        </draw:frame>
        <draw:line draw:style-name="gr10" draw:text-style-name="P1" draw:layer="layout" svg:x1="13.69cm" svg:y1="4.81cm" svg:x2="13.69cm" svg:y2="7.31cm">
          <text:p/>
        </draw:line>
        <draw:line draw:style-name="gr10" draw:text-style-name="P1" draw:layer="layout" svg:x1="8.239cm" svg:y1="13.3cm" svg:x2="8.239cm" svg:y2="15.8cm">
          <text:p/>
        </draw:line>
        <draw:frame draw:style-name="gr11" draw:text-style-name="P6" draw:layer="layout" svg:width="1.759cm" svg:height="0.481cm" svg:x="11.668cm" svg:y="5.82cm">
          <draw:text-box>
            <text:p><text:span text:style-name="T5">vexpand 50%</text:span></text:p>
          </draw:text-box>
        </draw:frame>
        <draw:frame draw:style-name="gr11" draw:text-style-name="P6" draw:layer="layout" svg:width="1.759cm" svg:height="0.481cm" svg:x="6.213cm" svg:y="14.31cm">
          <draw:text-box>
            <text:p><text:span text:style-name="T5">vexpand 50%</text:span></text:p>
          </draw:text-box>
        </draw:frame>
        <draw:custom-shape draw:style-name="gr12" draw:text-style-name="P1" draw:layer="layout" svg:width="1.965cm" svg:height="4.064cm" svg:x="1.93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965cm" svg:height="1.176cm" svg:x="9.83cm" svg:y="15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1.283cm" svg:height="0.959cm" svg:x="10.004cm" svg:y="11.853cm">
          <draw:text-box>
            <text:p><text:span text:style-name="T2">i_coeffs</text:span></text:p>
            <text:p><text:span text:style-name="T2">(4,9)</text:span></text:p>
          </draw:text-box>
        </draw:frame>
        <draw:frame draw:style-name="gr15" draw:text-style-name="P3" draw:layer="layout" svg:width="1.361cm" svg:height="0.959cm" svg:x="9.987cm" svg:y="15.435cm">
          <draw:text-box>
            <text:p><text:span text:style-name="T2">i_ranges</text:span></text:p>
            <text:p><text:span text:style-name="T2">(3,3)</text:span></text:p>
          </draw:text-box>
        </draw:frame>
        <draw:custom-shape draw:style-name="gr16" draw:text-style-name="P1" draw:layer="layout" svg:width="1.924cm" svg:height="0.274cm" svg:x="9.852cm" svg:y="18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9.942cm" svg:y1="16.638cm" svg:x2="9.942cm" svg:y2="18.138cm">
          <text:p/>
        </draw:line>
        <draw:frame draw:style-name="gr17" draw:text-style-name="P6" draw:layer="layout" svg:width="1.362cm" svg:height="0.781cm" svg:x="10.206cm" svg:y="16.971cm">
          <draw:text-box>
            <text:p><text:span text:style-name="T5">vexpand</text:span></text:p>
            <text:p><text:span text:style-name="T5">100%</text:span></text:p>
          </draw:text-box>
        </draw:frame>
        <draw:line draw:style-name="gr10" draw:text-style-name="P1" draw:layer="layout" svg:x1="3.764cm" svg:y1="9.259cm" svg:x2="11.264cm" svg:y2="9.259cm">
          <text:p/>
        </draw:line>
        <draw:frame draw:style-name="gr18" draw:text-style-name="P6" draw:layer="layout" svg:width="1.949cm" svg:height="0.481cm" svg:x="6.54cm" svg:y="9.282cm">
          <draw:text-box>
            <text:p><text:span text:style-name="T5">hexpand 100%</text:span></text:p>
          </draw:text-box>
        </draw:frame>
        <draw:custom-shape draw:style-name="gr19" draw:text-style-name="P1" draw:layer="layout" svg:width="9.271cm" svg:height="4.2cm" svg:x="1.841cm" svg:y="2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271cm" svg:height="0.695cm" svg:x="1.841cm" svg:y="7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" draw:layer="layout" svg:width="1.458cm" svg:height="0.481cm" svg:x="2.289cm" svg:y="7.185cm">
          <draw:text-box>
            <text:p><text:span text:style-name="T3">info_layout</text:span></text:p>
          </draw:text-box>
        </draw:frame>
        <draw:frame draw:style-name="gr21" draw:text-style-name="P4" draw:layer="layout" svg:width="2.419cm" svg:height="0.481cm" svg:x="4.11cm" svg:y="2.886cm">
          <draw:text-box>
            <text:p><text:span text:style-name="T3">middle_layout(3,1)</text:span></text:p>
          </draw:text-box>
        </draw:frame>
        <draw:custom-shape draw:style-name="gr12" draw:text-style-name="P1" draw:layer="layout" svg:width="1.965cm" svg:height="4.064cm" svg:x="9.03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974cm" svg:height="4.064cm" svg:x="3.98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0.624cm" svg:height="0.451cm" svg:x="4.352cm" svg:y="3.678cm">
          <draw:text-box>
            <text:p><text:span text:style-name="T5">View</text:span></text:p>
          </draw:text-box>
        </draw:frame>
        <draw:frame draw:style-name="gr24" draw:text-style-name="P7" draw:layer="layout" svg:width="1.42cm" svg:height="0.515cm" svg:x="2.168cm" svg:y="3.159cm">
          <draw:text-box>
            <text:p><text:span text:style-name="T6">list_layout(1,6)</text:span></text:p>
          </draw:text-box>
        </draw:frame>
        <draw:frame draw:style-name="gr25" draw:text-style-name="P7" draw:layer="layout" svg:width="1.632cm" svg:height="0.515cm" svg:x="9.22cm" svg:y="3.16cm">
          <draw:text-box>
            <text:p><text:span text:style-name="T6">table_layout(1,1)</text:span></text:p>
          </draw:text-box>
        </draw:frame>
      </draw:page>
      <draw:page draw:name="page2" draw:style-name="dp1" draw:master-page-name="Predeterminado">
        <draw:custom-shape draw:style-name="gr3" draw:text-style-name="P1" draw:layer="layout" svg:width="9.271cm" svg:height="0.695cm" svg:x="1.841cm" svg:y="2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9.43cm" svg:height="5.856cm" svg:x="1.762cm" svg:y="2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965cm" svg:height="4.064cm" svg:x="1.93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4.2cm" svg:x="1.841cm" svg:y="2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271cm" svg:height="0.695cm" svg:x="1.841cm" svg:y="7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965cm" svg:height="4.064cm" svg:x="9.03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4.974cm" svg:height="4.064cm" svg:x="3.98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4.093cm" svg:y1="3.821cm" svg:x2="8.926cm" svg:y2="3.821cm">
          <text:p/>
        </draw:line>
        <draw:frame draw:style-name="gr26" draw:text-style-name="P7" draw:layer="layout" svg:width="1.471cm" svg:height="0.358cm" svg:x="5.721cm" svg:y="3.944cm">
          <draw:text-box>
            <text:p><text:span text:style-name="T6">hexpand 100%</text:span></text:p>
          </draw:text-box>
        </draw:frame>
        <draw:line draw:style-name="gr27" draw:text-style-name="P1" draw:layer="layout" svg:x1="11.314cm" svg:y1="2.905cm" svg:x2="11.314cm" svg:y2="6.969cm">
          <text:p/>
        </draw:line>
        <draw:frame draw:style-name="gr28" draw:text-style-name="P8" draw:layer="layout" svg:width="1.503cm" svg:height="0.494cm" svg:x="11.489cm" svg:y="4.697cm">
          <draw:text-box>
            <text:p><text:span text:style-name="T7">vexpand 100%</text:span></text:p>
          </draw:text-box>
        </draw:frame>
        <draw:custom-shape draw:style-name="gr29" draw:text-style-name="P1" draw:layer="layout" svg:width="1.863cm" svg:height="1.279cm" svg:x="1.996cm" svg:y="2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1.863cm" svg:height="1.28cm" svg:x="1.996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.863cm" svg:height="1.279cm" svg:x="1.996cm" svg:y="5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2.11cm" svg:y1="2.992cm" svg:x2="2.104cm" svg:y2="4.276cm">
          <text:p/>
        </draw:line>
        <draw:frame draw:style-name="gr28" draw:text-style-name="P9" draw:layer="layout" svg:width="1.503cm" svg:height="0.494cm" svg:x="2.252cm" svg:y="3.349cm">
          <draw:text-box>
            <text:p><text:span text:style-name="T8">vexpand 33%</text:span></text:p>
          </draw:text-box>
        </draw:frame>
        <draw:line draw:style-name="gr31" draw:text-style-name="P1" draw:layer="layout" svg:x1="2.11cm" svg:y1="4.296cm" svg:x2="2.104cm" svg:y2="5.58cm">
          <text:p/>
        </draw:line>
        <draw:frame draw:style-name="gr28" draw:text-style-name="P9" draw:layer="layout" svg:width="1.503cm" svg:height="0.494cm" svg:x="2.252cm" svg:y="4.653cm">
          <draw:text-box>
            <text:p><text:span text:style-name="T8">vexpand 33%</text:span></text:p>
          </draw:text-box>
        </draw:frame>
        <draw:line draw:style-name="gr31" draw:text-style-name="P1" draw:layer="layout" svg:x1="2.11cm" svg:y1="5.657cm" svg:x2="2.104cm" svg:y2="6.941cm">
          <text:p/>
        </draw:line>
        <draw:frame draw:style-name="gr28" draw:text-style-name="P9" draw:layer="layout" svg:width="1.503cm" svg:height="0.494cm" svg:x="2.252cm" svg:y="6.014cm">
          <draw:text-box>
            <text:p><text:span text:style-name="T8">vexpand 33%</text:span></text:p>
          </draw:text-box>
        </draw:frame>
        <draw:line draw:style-name="gr31" draw:text-style-name="P1" draw:layer="layout" svg:x1="10.84cm" svg:y1="2.957cm" svg:x2="10.852cm" svg:y2="6.857cm">
          <text:p/>
        </draw:line>
        <draw:frame draw:style-name="gr28" draw:text-style-name="P9" draw:layer="layout" svg:width="1.503cm" svg:height="0.494cm" svg:x="9.237cm" svg:y="4.697cm">
          <draw:text-box>
            <text:p><text:span text:style-name="T8">vexpand 100%</text:span></text:p>
          </draw:text-box>
        </draw:frame>
        <draw:custom-shape draw:style-name="gr32" draw:text-style-name="P1" draw:layer="layout" svg:width="1.863cm" svg:height="3.938cm" svg:x="9.096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866cm" svg:height="0.446cm" svg:x="8.096cm" svg:y="2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8.146cm" svg:y1="2.321cm" svg:x2="9.946cm" svg:y2="2.321cm">
          <text:p/>
        </draw:line>
        <draw:frame draw:style-name="gr26" draw:text-style-name="P7" draw:layer="layout" svg:width="1.471cm" svg:height="0.358cm" svg:x="8.331cm" svg:y="2.296cm">
          <draw:text-box>
            <text:p><text:span text:style-name="T6">hexpand 100%</text:span></text:p>
          </draw:text-box>
        </draw:frame>
        <draw:custom-shape draw:style-name="gr33" draw:text-style-name="P1" draw:layer="layout" svg:width="1.866cm" svg:height="0.446cm" svg:x="6.896cm" svg:y="7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946cm" svg:y1="7.321cm" svg:x2="8.746cm" svg:y2="7.321cm">
          <text:p/>
        </draw:line>
        <draw:frame draw:style-name="gr26" draw:text-style-name="P7" draw:layer="layout" svg:width="1.471cm" svg:height="0.358cm" svg:x="7.131cm" svg:y="7.296cm">
          <draw:text-box>
            <text:p><text:span text:style-name="T6">hexpand 100%</text:span></text:p>
          </draw:text-box>
        </draw:frame>
        <draw:frame draw:style-name="gr34" draw:text-style-name="P1" xml:id="id2" draw:id="id2" draw:layer="layout" svg:width="9cm" svg:height="5.24cm" svg:x="1.242cm" svg:y="13.296cm">
          <draw:image xlink:href="Pictures/1000000100000300000001BF4DD43FD93EF909D3.png" xlink:type="simple" xlink:show="embed" xlink:actuate="onLoad" draw:mime-type="image/png">
            <text:p/>
          </draw:image>
        </draw:frame>
        <draw:frame draw:style-name="gr34" draw:text-style-name="P1" xml:id="id3" draw:id="id3" draw:layer="layout" svg:width="9cm" svg:height="5.23cm" svg:x="10.422cm" svg:y="13.296cm">
          <draw:image xlink:href="Pictures/1000000100000300000001BF19F16B08B0936A01.png" xlink:type="simple" xlink:show="embed" xlink:actuate="onLoad" draw:mime-type="image/png">
            <text:p/>
          </draw:image>
        </draw:frame>
        <draw:custom-shape draw:style-name="gr35" draw:text-style-name="P1" xml:id="id1" draw:id="id1" draw:layer="layout" svg:width="1.716cm" svg:height="0.701cm" svg:x="9.485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0" draw:layer="layout" svg:width="1.122cm" svg:height="0.577cm" svg:x="9.794cm" svg:y="11.401cm">
          <draw:text-box>
            <text:p><text:span text:style-name="T9">Panel</text:span></text:p>
          </draw:text-box>
        </draw:frame>
        <draw:connector draw:style-name="gr37" draw:text-style-name="P1" draw:layer="layout" svg:x1="10.343cm" svg:y1="12.034cm" svg:x2="5.742cm" svg:y2="13.296cm" draw:start-shape="id1" draw:start-glue-point="2" draw:end-shape="id2" draw:end-glue-point="0" svg:d="M10343 12034v631h-4601v631" svg:viewBox="0 0 4602 1263">
          <text:p/>
        </draw:connector>
        <draw:connector draw:style-name="gr37" draw:text-style-name="P1" draw:layer="layout" svg:x1="10.343cm" svg:y1="12.034cm" svg:x2="14.922cm" svg:y2="13.296cm" draw:start-shape="id1" draw:start-glue-point="2" draw:end-shape="id3" draw:end-glue-point="0" svg:d="M10343 12034v631h4579v631" svg:viewBox="0 0 4580 1263">
          <text:p/>
        </draw:connector>
        <draw:frame draw:style-name="gr38" draw:text-style-name="P11" draw:layer="layout" svg:width="2.47cm" svg:height="0.494cm" svg:x="2.866cm" svg:y="12.449cm">
          <draw:text-box>
            <text:p><text:span text:style-name="T10">i_multi_layout()</text:span></text:p>
          </draw:text-box>
        </draw:frame>
        <draw:frame draw:style-name="gr39" draw:text-style-name="P11" draw:layer="layout" svg:width="2.14cm" svg:height="0.494cm" svg:x="15.431cm" svg:y="12.449cm">
          <draw:text-box>
            <text:p><text:span text:style-name="T10">i_full_layout()</text:span></text:p>
          </draw:text-box>
        </draw:frame>
      </draw:page>
      <draw:page draw:name="page3" draw:style-name="dp1" draw:master-page-name="Predeterminado">
        <draw:frame draw:style-name="gr40" draw:text-style-name="P1" draw:layer="layout" svg:width="1.2cm" svg:height="1.32cm" svg:x="12.735cm" svg:y="1.964cm">
          <draw:image xlink:href="Pictures/10000001000002BC000002FF951CA91DC302B3AB.png" xlink:type="simple" xlink:show="embed" xlink:actuate="onLoad" draw:mime-type="image/png">
            <text:p/>
          </draw:image>
        </draw:frame>
        <draw:frame draw:style-name="gr41" draw:text-style-name="P1" draw:layer="layout" svg:width="1.2cm" svg:height="1.47cm" svg:x="12.735cm" svg:y="5.17cm">
          <draw:image xlink:href="Pictures/10000001000000B5000000DD6F9625A157D04A6E.png" xlink:type="simple" xlink:show="embed" xlink:actuate="onLoad" draw:mime-type="image/png">
            <text:p/>
          </draw:image>
        </draw:frame>
        <draw:frame draw:style-name="gr40" draw:text-style-name="P1" draw:layer="layout" svg:width="1.2cm" svg:height="1.2cm" svg:x="12.735cm" svg:y="3.657cm">
          <draw:image xlink:href="Pictures/10000001000004B0000004B027D4B5FDBEEDF959.png" xlink:type="simple" xlink:show="embed" xlink:actuate="onLoad" draw:mime-type="image/png">
            <text:p/>
          </draw:image>
        </draw:frame>
        <draw:g draw:style-name="gr42" xml:id="id4" draw:id="id4">
          <draw:frame draw:style-name="gr43" draw:text-style-name="P13" draw:layer="layout" svg:width="3.584cm" svg:height="1.45cm" svg:x="8.482cm" svg:y="1.895cm">
            <draw:text-box>
              <text:p text:style-name="P12"><text:span text:style-name="T11">WebView2</text:span></text:p>
            </draw:text-box>
          </draw:frame>
          <draw:custom-shape draw:style-name="gr44" draw:text-style-name="P14" draw:layer="layout" svg:width="4cm" svg:height="1.33cm" svg:x="8.276cm" svg:y="1.955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5" draw:text-style-name="P1" draw:layer="layout" svg:x1="8.276cm" svg:y1="2.62cm" svg:x2="6.025cm" svg:y2="2.635cm" draw:start-shape="id4" draw:start-glue-point="3" draw:end-shape="id5" draw:end-glue-point="1" svg:d="M8276 2620h-1087v15h-1164" svg:viewBox="0 0 2252 16">
          <text:p/>
        </draw:connector>
        <draw:g draw:style-name="gr42" xml:id="id6" draw:id="id6">
          <draw:frame draw:style-name="gr43" draw:text-style-name="P13" draw:layer="layout" svg:width="3.584cm" svg:height="1.45cm" svg:x="8.495cm" svg:y="3.517cm">
            <draw:text-box>
              <text:p text:style-name="P12"><text:span text:style-name="T11">WKWebView</text:span></text:p>
            </draw:text-box>
          </draw:frame>
          <draw:custom-shape draw:style-name="gr44" draw:text-style-name="P14" draw:layer="layout" svg:width="4cm" svg:height="1.33cm" svg:x="8.289cm" svg:y="3.577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5" draw:text-style-name="P1" draw:layer="layout" svg:x1="8.289cm" svg:y1="4.242cm" svg:x2="6.025cm" svg:y2="2.635cm" draw:start-shape="id6" draw:start-glue-point="3" draw:end-shape="id5" draw:end-glue-point="1" svg:d="M8289 4242h-1094v-1607h-1170" svg:viewBox="0 0 2265 1608">
          <text:p/>
        </draw:connector>
        <draw:g draw:style-name="gr42" xml:id="id7" draw:id="id7">
          <draw:frame draw:style-name="gr43" draw:text-style-name="P13" draw:layer="layout" svg:width="3.584cm" svg:height="1.45cm" svg:x="8.496cm" svg:y="5.138cm">
            <draw:text-box>
              <text:p text:style-name="P12"><text:span text:style-name="T11">WebKit2</text:span></text:p>
            </draw:text-box>
          </draw:frame>
          <draw:custom-shape draw:style-name="gr44" draw:text-style-name="P14" draw:layer="layout" svg:width="4cm" svg:height="1.33cm" svg:x="8.29cm" svg:y="5.19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5" draw:text-style-name="P1" draw:layer="layout" svg:x1="8.29cm" svg:y1="5.863cm" svg:x2="6.025cm" svg:y2="2.635cm" draw:start-shape="id7" draw:start-glue-point="3" draw:end-shape="id5" draw:end-glue-point="1" svg:d="M8290 5863h-1094v-3228h-1171" svg:viewBox="0 0 2266 3229">
          <text:p/>
        </draw:connector>
        <draw:g draw:style-name="gr42" xml:id="id5" draw:id="id5">
          <draw:custom-shape draw:style-name="gr46" draw:text-style-name="P16" draw:layer="layout" svg:width="4cm" svg:height="1.4cm" svg:x="2.025cm" svg:y="1.935cm">
            <text:p text:style-name="P15"><text:span text:style-name="T12">WebVi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15.553778488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7" draw:layer="layout" svg:width="3.6cm" svg:height="1cm" svg:x="2.225cm" svg:y="2.135cm">
            <text:p/>
            <draw:enhanced-geometry svg:viewBox="0 0 21600 21600" draw:path-stretchpoint-x="10800" draw:path-stretchpoint-y="10800" draw:text-areas="?f3 ?f4 ?f5 ?f6" draw:type="round-rectangle" draw:modifiers="4715.553778488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2" xml:id="id8" draw:id="id8">
          <draw:custom-shape draw:style-name="gr48" draw:text-style-name="P1" draw:layer="layout" svg:width="5.525cm" svg:height="0.453cm" svg:x="2.063cm" svg:y="11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" draw:layer="layout" svg:width="5.62cm" svg:height="3.81cm" svg:x="2.016cm" svg:y="11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" draw:layer="layout" svg:width="1.172cm" svg:height="2.644cm" svg:x="2.121cm" svg:y="12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" draw:layer="layout" svg:width="5.525cm" svg:height="2.732cm" svg:x="2.063cm" svg:y="12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" draw:layer="layout" svg:width="5.525cm" svg:height="0.452cm" svg:x="2.063cm" svg:y="15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" draw:layer="layout" svg:width="1.171cm" svg:height="2.644cm" svg:x="6.353cm" svg:y="12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" draw:layer="layout" svg:width="2.964cm" svg:height="2.644cm" svg:x="3.343cm" svg:y="12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11" draw:layer="layout" svg:width="2.593cm" svg:height="0.494cm" svg:x="2.152cm" svg:y="11.174cm">
          <draw:text-box>
            <text:p><text:span text:style-name="T10">GTNAP-Designer</text:span></text:p>
          </draw:text-box>
        </draw:frame>
        <draw:g draw:style-name="gr42" xml:id="id9" draw:id="id9">
          <draw:frame draw:style-name="gr55" draw:text-style-name="P13" draw:layer="layout" svg:width="3.584cm" svg:height="1.016cm" svg:x="8.78cm" svg:y="13.192cm">
            <draw:text-box>
              <text:p text:style-name="P12"><text:span text:style-name="T11">Export .prg</text:span></text:p>
            </draw:text-box>
          </draw:frame>
          <draw:custom-shape draw:style-name="gr56" draw:text-style-name="P14" draw:layer="layout" svg:width="4cm" svg:height="0.932cm" svg:x="8.574cm" svg:y="13.234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7" draw:text-style-name="P1" draw:layer="layout" draw:type="curve" svg:x1="7.636cm" svg:y1="13.7cm" svg:x2="8.574cm" svg:y2="13.7cm" draw:start-shape="id8" draw:start-glue-point="1" draw:end-shape="id9" draw:end-glue-point="3" svg:d="M7636 13700h938" svg:viewBox="0 0 939 1">
          <text:p/>
        </draw:connector>
        <draw:g draw:style-name="gr42" xml:id="id10" draw:id="id10">
          <draw:frame draw:style-name="gr55" draw:text-style-name="P13" draw:layer="layout" svg:width="3.584cm" svg:height="1.016cm" svg:x="13.66cm" svg:y="13.192cm">
            <draw:text-box>
              <text:p text:style-name="P12"><text:span text:style-name="T11">hbmk2</text:span></text:p>
            </draw:text-box>
          </draw:frame>
          <draw:custom-shape draw:style-name="gr56" draw:text-style-name="P14" draw:layer="layout" svg:width="4cm" svg:height="0.932cm" svg:x="13.454cm" svg:y="13.27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7" draw:text-style-name="P1" draw:layer="layout" draw:type="curve" svg:x1="12.574cm" svg:y1="13.7cm" svg:x2="13.454cm" svg:y2="13.7cm" draw:start-shape="id9" draw:start-glue-point="1" draw:end-shape="id10" draw:end-glue-point="3" svg:d="M12574 13700h880" svg:viewBox="0 0 881 1">
          <text:p/>
        </draw:connector>
        <draw:frame draw:style-name="gr58" draw:text-style-name="P12" xml:id="id11" draw:id="id11" draw:layer="layout" svg:width="4.064cm" svg:height="2.946cm" svg:x="18.526cm" svg:y="9.023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58" draw:text-style-name="P12" xml:id="id12" draw:id="id12" draw:layer="layout" svg:width="4.064cm" svg:height="2.819cm" svg:x="18.526cm" svg:y="12.293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58" draw:text-style-name="P12" xml:id="id13" draw:id="id13" draw:layer="layout" svg:width="4.064cm" svg:height="3.001cm" svg:x="18.526cm" svg:y="15.409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57" draw:text-style-name="P1" draw:layer="layout" draw:type="curve" svg:x1="17.454cm" svg:y1="13.7cm" svg:x2="18.526cm" svg:y2="10.496cm" draw:start-shape="id10" draw:start-glue-point="1" draw:end-shape="id11" draw:end-glue-point="3" svg:d="M17454 13700c823 0 288-3204 1072-3204" svg:viewBox="0 0 1073 3205">
          <text:p/>
        </draw:connector>
        <draw:connector draw:style-name="gr57" draw:text-style-name="P1" draw:layer="layout" draw:type="curve" svg:x1="17.454cm" svg:y1="13.7cm" svg:x2="18.526cm" svg:y2="13.702cm" draw:start-shape="id10" draw:start-glue-point="1" draw:end-shape="id12" draw:end-glue-point="3" svg:d="M17454 13700c823 0 288 2 1072 2" svg:viewBox="0 0 1073 3">
          <text:p/>
        </draw:connector>
        <draw:connector draw:style-name="gr57" draw:text-style-name="P1" draw:layer="layout" draw:type="curve" svg:x1="17.454cm" svg:y1="13.7cm" svg:x2="18.526cm" svg:y2="16.909cm" draw:start-shape="id10" draw:start-glue-point="1" draw:end-shape="id13" svg:d="M17454 13700c823 0 288 3209 1072 3209" svg:viewBox="0 0 1073 3210">
          <text:p/>
        </draw:connector>
        <draw:g draw:style-name="gr42">
          <draw:custom-shape draw:style-name="gr48" draw:text-style-name="P1" draw:layer="layout" svg:width="5.525cm" svg:height="0.453cm" svg:x="2.063cm" svg:y="11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" draw:layer="layout" svg:width="5.62cm" svg:height="3.81cm" svg:x="2.016cm" svg:y="11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" draw:layer="layout" svg:width="1.172cm" svg:height="2.644cm" svg:x="2.121cm" svg:y="12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" draw:layer="layout" svg:width="5.525cm" svg:height="2.732cm" svg:x="2.063cm" svg:y="12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" draw:layer="layout" svg:width="5.525cm" svg:height="0.452cm" svg:x="2.063cm" svg:y="15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" draw:layer="layout" svg:width="1.171cm" svg:height="2.644cm" svg:x="6.353cm" svg:y="12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" draw:layer="layout" svg:width="2.964cm" svg:height="2.644cm" svg:x="3.343cm" svg:y="12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9" draw:text-style-name="P1" draw:layer="layout" svg:width="1.863cm" svg:height="1.397cm" svg:x="3.963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1.436cm" svg:height="0.362cm" svg:x="4.061cm" svg:y="13.019cm">
          <draw:text-box>
            <text:p text:style-name="P18"><text:span text:style-name="T13">Hello I´m a label</text:span></text:p>
          </draw:text-box>
        </draw:frame>
        <draw:custom-shape draw:style-name="gr61" draw:text-style-name="P1" draw:layer="layout" svg:width="1.597cm" svg:height="0.254cm" svg:x="4.102cm" svg:y="13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1.436cm" svg:height="0.362cm" svg:x="4.561cm" svg:y="13.319cm">
          <draw:text-box>
            <text:p text:style-name="P18"><text:span text:style-name="T13">Click me!</text:span></text:p>
          </draw:text-box>
        </draw:frame>
        <draw:custom-shape draw:style-name="gr62" draw:text-style-name="P1" draw:layer="layout" svg:width="1.597cm" svg:height="0.635cm" svg:x="4.102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9" draw:layer="layout" svg:width="1.436cm" svg:height="0.362cm" svg:x="4.161cm" svg:y="13.719cm">
          <draw:text-box>
            <text:p text:style-name="P18"><text:span text:style-name="T13">Button click (1)</text:span></text:p>
          </draw:text-box>
        </draw:frame>
        <draw:frame draw:style-name="gr18" draw:text-style-name="P21" draw:layer="layout" svg:width="1.949cm" svg:height="1.603cm" svg:x="15.732cm" svg:y="10.64cm">
          <draw:text-box>
            <text:p text:style-name="P20"><text:span text:style-name="T14">Windows</text:span><text:span text:style-name="T14"><text:line-break/></text:span><text:span text:style-name="T14">macOS</text:span><text:span text:style-name="T14"><text:line-break/></text:span><text:span text:style-name="T14">Lin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09-03T20:24:32.607000000</dc:date>
    <meta:editing-duration>P3DT2H33M10S</meta:editing-duration>
    <meta:editing-cycles>127</meta:editing-cycles>
    <meta:generator>LibreOffice/7.6.2.1$Windows_X86_64 LibreOffice_project/56f7684011345957bbf33a7ee678afaf4d2ba333</meta:generator>
    <meta:document-statistic meta:object-count="124"/>
  </office:meta>
</office:document-meta>
</file>